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FrozenVHImpl.getBaseVer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VHImpl.getBaseVe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FrozenVHImpl.InternalFrozenVHImpl( AbstractVersionManager vMgr , NodeStateEx node , InternalVersionItem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VH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VHImpl.getVersionHist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VH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VHImpl.getVersionHis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